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105 Grading Rubric</text:p>
      <text:p text:style-name="P1"/>
      <text:p text:style-name="P1">Name: ______________________________________</text:p>
      <text:p text:style-name="P1"/>
      <text:p text:style-name="P1">Topic: ______________________________________</text:p>
      <text:p text:style-name="P1"/>
      <text:p text:style-name="P1"/>
      <text:p text:style-name="P1">Preparedness</text:p>
      <text:p text:style-name="P1">Poor<text:tab/> <text:s text:c="4"/>Needs work<text:tab/>Okay<text:tab/><text:tab/>Good<text:tab/><text:tab/>Great</text:p>
      <text:p text:style-name="P1">1<text:tab/><text:tab/>2<text:tab/><text:tab/>3<text:tab/><text:tab/>4<text:tab/><text:tab/>5</text:p>
      <text:p text:style-name="P1"/>
      <text:p text:style-name="P1">Delivery</text:p>
      <text:p text:style-name="P1">1<text:tab/><text:tab/>2<text:tab/><text:tab/>3<text:tab/><text:tab/>4<text:tab/><text:tab/>5</text:p>
      <text:p text:style-name="P1"/>
      <text:p text:style-name="P1">Clarity</text:p>
      <text:p text:style-name="P1">1<text:tab/><text:tab/>2<text:tab/><text:tab/>3<text:tab/><text:tab/>4<text:tab/><text:tab/>5</text:p>
      <text:p text:style-name="P1"/>
      <text:p text:style-name="P1">Interestingness</text:p>
      <text:p text:style-name="P1">1<text:tab/><text:tab/>2<text:tab/><text:tab/>3<text:tab/><text:tab/>4<text:tab/><text:tab/>5</text:p>
      <text:p text:style-name="P1"/>
      <text:p text:style-name="P1">Timeliness</text:p>
      <text:p text:style-name="P1">1<text:tab/><text:tab/>2<text:tab/><text:tab/>3<text:tab/><text:tab/>4<text:tab/><text:tab/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Lo</meta:initial-creator>
    <meta:creation-date>2013-12-02T10:41:14</meta:creation-date>
    <dc:date>2013-12-02T10:44:41</dc:date>
    <dc:creator>Henry Lo</dc:creator>
    <meta:editing-duration>P0D</meta:editing-duration>
    <meta:editing-cycles>1</meta:editing-cycles>
    <meta:document-statistic meta:table-count="0" meta:image-count="0" meta:object-count="0" meta:page-count="1" meta:paragraph-count="14" meta:word-count="43" meta:character-count="264" meta:non-whitespace-character-count="208"/>
    <meta:generator>LibreOffice/3.5$Linux_X86_64 LibreOffice_project/350m1$Build-2</meta:generator>
  </office:meta>
</office:document-meta>
</file>